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9in"/>
    </style:style>
    <style:style style:name="co3" style:family="table-column">
      <style:table-column-properties fo:break-before="auto" style:column-width="1.0898in"/>
    </style:style>
    <style:style style:name="co4" style:family="table-column">
      <style:table-column-properties fo:break-before="auto" style:column-width="1.0091in"/>
    </style:style>
    <style:style style:name="co5" style:family="table-column">
      <style:table-column-properties fo:break-before="auto" style:column-width="1.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NAME3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ate</text:p>
          </table:table-cell>
          <table:table-cell table:style-name="Default" office:value-type="string" calcext:value-type="string">
            <text:p>payment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time" office:time-value="PT15H00M00S" calcext:value-type="time">
            <text:p>03:00:00 PM</text:p>
          </table:table-cell>
          <table:table-cell table:formula="of:=((HOUR([.B3])-HOUR([.A3]))*60+MINUTE([.B3])-MINUTE([.A3]))/6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D3]*[.C3]" office:value-type="float" office:value="60" calcext:value-type="float">
            <text:p>60.00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time" office:time-value="PT18H00M00S" calcext:value-type="time">
            <text:p>06:00:00 PM</text:p>
          </table:table-cell>
          <table:table-cell table:formula="of:=((HOUR([.B4])-HOUR([.A4]))*60+MINUTE([.B4])-MINUTE([.A4]))/60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D4]*[.C4]" office:value-type="float" office:value="60" calcext:value-type="float">
            <text:p>60.00</text:p>
          </table:table-cell>
        </table:table-row>
        <table:table-row table:style-name="ro1">
          <table:table-cell office:value-type="time" office:time-value="PT18H01M00S" calcext:value-type="time">
            <text:p>06:01:00 PM</text:p>
          </table:table-cell>
          <table:table-cell office:value-type="time" office:time-value="PT20H00M00S" calcext:value-type="time">
            <text:p>08:00:00 PM</text:p>
          </table:table-cell>
          <table:table-cell table:style-name="ce3" table:formula="of:=((HOUR([.B5])-HOUR([.A5]))*60+MINUTE([.B5])-MINUTE([.A5]))/60" office:value-type="float" office:value="1.98333333333333" calcext:value-type="float">
            <text:p>1.98</text:p>
          </table:table-cell>
          <table:table-cell office:value-type="float" office:value="20" calcext:value-type="float">
            <text:p>20</text:p>
          </table:table-cell>
          <table:table-cell table:formula="of:=[.D5]*[.C5]" office:value-type="float" office:value="39.6666666666667" calcext:value-type="float">
            <text:p>39.67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time" office:time-value="PT23H00M00S" calcext:value-type="time">
            <text:p>11:00:00 PM</text:p>
          </table:table-cell>
          <table:table-cell table:formula="of:=((HOUR([.B6])-HOUR([.A6]))*60+MINUTE([.B6])-MINUTE([.A6]))/60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D6]*[.C6]" office:value-type="float" office:value="75" calcext:value-type="float">
            <text:p>75.00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Payment=</text:p>
          </table:table-cell>
          <table:covered-table-cell table:style-name="Default"/>
          <table:covered-table-cell table:number-columns-repeated="2"/>
          <table:table-cell table:formula="of:=SUM([.E3:.E6])" office:value-type="float" office:value="234.666666666667" calcext:value-type="float">
            <text:p>234.67</text:p>
          </table:table-cell>
        </table:table-row>
      </table:table>
      <table:table table:name="NAME4" table:style-name="ta1">
        <table:table-column table:style-name="co1" table:number-columns-repeated="2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ce3"/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ate</text:p>
          </table:table-cell>
          <table:table-cell table:style-name="Default" office:value-type="string" calcext:value-type="string">
            <text:p>payment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time" office:time-value="PT12H00M00S" calcext:value-type="time">
            <text:p>12:00:00 PM</text:p>
          </table:table-cell>
          <table:table-cell table:formula="of:=((HOUR([.B4])-HOUR([.A4]))*60+MINUTE([.B4])-MINUTE([.A4]))/60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4]*[.C4]" office:value-type="float" office:value="30" calcext:value-type="float">
            <text:p>30.00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time" office:time-value="PT18H00M00S" calcext:value-type="time">
            <text:p>06:00:00 PM</text:p>
          </table:table-cell>
          <table:table-cell table:formula="of:=((HOUR([.B5])-HOUR([.A5]))*60+MINUTE([.B5])-MINUTE([.A5]))/60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D5]*[.C5]" office:value-type="float" office:value="75" calcext:value-type="float">
            <text:p>75.00</text:p>
          </table:table-cell>
        </table:table-row>
        <table:table-row table:style-name="ro1">
          <table:table-cell office:value-type="time" office:time-value="PT18H01M00S" calcext:value-type="time">
            <text:p>06:01:00 PM</text:p>
          </table:table-cell>
          <table:table-cell office:value-type="time" office:time-value="PT20H00M00S" calcext:value-type="time">
            <text:p>08:00:00 PM</text:p>
          </table:table-cell>
          <table:table-cell table:style-name="ce3" table:formula="of:=((HOUR([.B6])-HOUR([.A6]))*60+MINUTE([.B6])-MINUTE([.A6]))/60" office:value-type="float" office:value="1.98333333333333" calcext:value-type="float">
            <text:p>1.98</text:p>
          </table:table-cell>
          <table:table-cell office:value-type="float" office:value="20" calcext:value-type="float">
            <text:p>20</text:p>
          </table:table-cell>
          <table:table-cell table:formula="of:=[.D6]*[.C6]" office:value-type="float" office:value="39.6666666666667" calcext:value-type="float">
            <text:p>39.67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time" office:time-value="PT21H00M00S" calcext:value-type="time">
            <text:p>09:00:00 PM</text:p>
          </table:table-cell>
          <table:table-cell table:formula="of:=((HOUR([.B7])-HOUR([.A7]))*60+MINUTE([.B7])-MINUTE([.A7]))/60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7]*[.C7]" office:value-type="float" office:value="20" calcext:value-type="float">
            <text:p>20.00</text:p>
          </table:table-cell>
        </table:table-row>
        <table:table-row table:style-name="ro1">
          <table:table-cell table:number-columns-repeated="2" office:value-type="time" office:time-value="PT18H00M00S" calcext:value-type="time">
            <text:p>06:00:00 PM</text:p>
          </table:table-cell>
          <table:table-cell table:formula="of:=((HOUR([.B8])-HOUR([.A8]))*60+MINUTE([.B8])-MINUTE([.A8]))/6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D8]*[.C8]" office:value-type="float" office:value="0" calcext:value-type="float">
            <text:p>0.00</text:p>
          </table:table-cell>
        </table:table-row>
        <table:table-row table:style-name="ro1">
          <table:table-cell office:value-type="time" office:time-value="PT18H01M00S" calcext:value-type="time">
            <text:p>06:01:00 PM</text:p>
          </table:table-cell>
          <table:table-cell office:value-type="time" office:time-value="PT22H00M00S" calcext:value-type="time">
            <text:p>10:00:00 PM</text:p>
          </table:table-cell>
          <table:table-cell table:style-name="ce3" table:formula="of:=((HOUR([.B9])-HOUR([.A9]))*60+MINUTE([.B9])-MINUTE([.A9]))/60" office:value-type="float" office:value="3.98333333333333" calcext:value-type="float">
            <text:p>3.98</text:p>
          </table:table-cell>
          <table:table-cell office:value-type="float" office:value="25" calcext:value-type="float">
            <text:p>25</text:p>
          </table:table-cell>
          <table:table-cell table:formula="of:=[.D9]*[.C9]" office:value-type="float" office:value="99.5833333333333" calcext:value-type="float">
            <text:p>99.58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totalPayment</text:p>
          </table:table-cell>
          <table:covered-table-cell table:style-name="Default"/>
          <table:covered-table-cell table:number-columns-repeated="2"/>
          <table:table-cell table:formula="of:=SUM([.E4:.E9])" office:value-type="float" office:value="264.25" calcext:value-type="float">
            <text:p>264.25</text:p>
          </table:table-cell>
        </table:table-row>
      </table:table>
      <table:table table:name="NAME5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ate</text:p>
          </table:table-cell>
          <table:table-cell table:style-name="Default" office:value-type="string" calcext:value-type="string">
            <text:p>payment</text:p>
          </table:table-cell>
        </table:table-row>
        <table:table-row table:style-name="ro1">
          <table:table-cell office:value-type="time" office:time-value="PT05H00M00S" calcext:value-type="time">
            <text:p>05:00:00 AM</text:p>
          </table:table-cell>
          <table:table-cell office:value-type="time" office:time-value="PT09H00M00S" calcext:value-type="time">
            <text:p>09:00:00 AM</text:p>
          </table:table-cell>
          <table:table-cell table:formula="of:=((HOUR([.B3])-HOUR([.A3]))*60+MINUTE([.B3])-MINUTE([.A3]))/60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D3]*[.C3]" office:value-type="float" office:value="100" calcext:value-type="float">
            <text:p>100.00</text:p>
          </table:table-cell>
        </table:table-row>
        <table:table-row table:style-name="ro1">
          <table:table-cell office:value-type="time" office:time-value="PT09H01M00S" calcext:value-type="time">
            <text:p>09:01:00 AM</text:p>
          </table:table-cell>
          <table:table-cell office:value-type="time" office:time-value="PT12H00M00S" calcext:value-type="time">
            <text:p>12:00:00 PM</text:p>
          </table:table-cell>
          <table:table-cell table:formula="of:=((HOUR([.B4])-HOUR([.A4]))*60+MINUTE([.B4])-MINUTE([.A4]))/60" office:value-type="float" office:value="2.98333333333333" calcext:value-type="float">
            <text:p>2.98333333333333</text:p>
          </table:table-cell>
          <table:table-cell office:value-type="float" office:value="15" calcext:value-type="float">
            <text:p>15</text:p>
          </table:table-cell>
          <table:table-cell table:formula="of:=[.D4]*[.C4]" office:value-type="float" office:value="44.75" calcext:value-type="float">
            <text:p>44.75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time" office:time-value="PT18H00M00S" calcext:value-type="time">
            <text:p>06:00:00 PM</text:p>
          </table:table-cell>
          <table:table-cell table:formula="of:=((HOUR([.B5])-HOUR([.A5]))*60+MINUTE([.B5])-MINUTE([.A5]))/60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D5]*[.C5]" office:value-type="float" office:value="75" calcext:value-type="float">
            <text:p>75.00</text:p>
          </table:table-cell>
        </table:table-row>
        <table:table-row table:style-name="ro1">
          <table:table-cell office:value-type="time" office:time-value="PT18H01M00S" calcext:value-type="time">
            <text:p>06:01:00 PM</text:p>
          </table:table-cell>
          <table:table-cell office:value-type="time" office:time-value="PT20H00M00S" calcext:value-type="time">
            <text:p>08:00:00 PM</text:p>
          </table:table-cell>
          <table:table-cell table:formula="of:=((HOUR([.B6])-HOUR([.A6]))*60+MINUTE([.B6])-MINUTE([.A6]))/60" office:value-type="float" office:value="1.98333333333333" calcext:value-type="float">
            <text:p>1.98333333333333</text:p>
          </table:table-cell>
          <table:table-cell office:value-type="float" office:value="20" calcext:value-type="float">
            <text:p>20</text:p>
          </table:table-cell>
          <table:table-cell table:formula="of:=[.D6]*[.C6]" office:value-type="float" office:value="39.6666666666667" calcext:value-type="float">
            <text:p>39.67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time" office:time-value="PT21H00M00S" calcext:value-type="time">
            <text:p>09:00:00 PM</text:p>
          </table:table-cell>
          <table:table-cell table:formula="of:=((HOUR([.B7])-HOUR([.A7]))*60+MINUTE([.B7])-MINUTE([.A7]))/60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7]*[.C7]" office:value-type="float" office:value="25" calcext:value-type="float">
            <text:p>25.00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time" office:time-value="PT21H00M00S" calcext:value-type="time">
            <text:p>09:00:00 PM</text:p>
          </table:table-cell>
          <table:table-cell table:formula="of:=((HOUR([.B8])-HOUR([.A8]))*60+MINUTE([.B8])-MINUTE([.A8]))/60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8]*[.C8]" office:value-type="float" office:value="25" calcext:value-type="float">
            <text:p>25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 table:number-columns-spanned="4" table:number-rows-spanned="1">
            <text:p>totalPayment</text:p>
          </table:table-cell>
          <table:covered-table-cell table:style-name="Default"/>
          <table:covered-table-cell table:number-columns-repeated="2"/>
          <table:table-cell table:style-name="Default" table:formula="of:=SUM([.E3:.E8])" office:value-type="float" office:value="309.416666666667" calcext:value-type="float">
            <text:p>309.41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36:33.198998033</meta:creation-date>
    <dc:date>2021-03-19T20:34:46.298543085</dc:date>
    <meta:editing-duration>PT7M21S</meta:editing-duration>
    <meta:editing-cycles>2</meta:editing-cycles>
    <meta:generator>LibreOffice/6.4.6.2$Linux_X86_64 LibreOffice_project/40$Build-2</meta:generator>
    <meta:document-statistic meta:table-count="3" meta:cell-count="101" meta:object-count="0"/>
  </office:meta>
</office:document-meta>
</file>